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ER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HI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AITER.completed( FaultData faultData , Set &lt; CompensationHandler &gt; compens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ER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check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HILE.getOWh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WHIL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WAITER( ActivityInfo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